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471" officeooo:paragraph-rsid="00054471"/>
    </style:style>
    <style:style style:name="P2" style:family="paragraph" style:parent-style-name="Standard">
      <style:text-properties officeooo:rsid="00054471" officeooo:paragraph-rsid="00054471" fo:background-color="#ff3300"/>
    </style:style>
    <style:style style:name="T1" style:family="text">
      <style:text-properties fo:background-color="#ff3300" loext:char-shading-value="0"/>
    </style:style>
    <style:style style:name="T2" style:family="text">
      <style:text-properties fo:background-color="#ff33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 <text:s/>Stop and Wait Network Simulator Version 1.1 -------- </text:p>
      <text:p text:style-name="P1"/>
      <text:p text:style-name="P1">Enter the number of messages to simulate: 55</text:p>
      <text:p text:style-name="P1">Enter <text:s/>packet loss probability [enter 0.0 for no loss]:0.1</text:p>
      <text:p text:style-name="P1">Enter packet corruption probability [0.0 for no corruption]:0.3</text:p>
      <text:p text:style-name="P1">Enter average time between messages from sender's layer5 [ &gt; 0.0]:10</text:p>
      <text:p text:style-name="P1">Enter TRACE:2</text:p>
      <text:p text:style-name="P1"/>
      <text:p text:style-name="P1">EVENT time: 18.705740, <text:s/>type: 1, fromlayer5 <text:s/>entity: 0</text:p>
      <text:p text:style-name="P1"><text:s text:c="10"/>TOLAYER3: packet being corrupted</text:p>
      <text:p text:style-name="P1">[0] send: seq = 0 ack = 0 checksum = 733 aaaaaaaaaaaaaaaaaaa</text:p>
      <text:p text:style-name="P1"/>
      <text:p text:style-name="P1">EVENT time: 24.170835, <text:s/>type: 2, fromlayer3 <text:s/>entity: 1</text:p>
      <text:p text:style-name="P1">[1] received: seq = 0 ack = 0 checksum = 733 Zaaaaaaaaaaaaaaaaaa</text:p>
      <text:p text:style-name="P1"/>
      <text:p text:style-name="P1">EVENT time: 26.352459, <text:s/>type: 2, fromlayer3 <text:s/>entity: 0</text:p>
      <text:p text:style-name="P1"/>
      <text:p text:style-name="P1">EVENT time: 28.372955, <text:s/>type: 2, fromlayer3 <text:s/>entity: 1</text:p>
      <text:p text:style-name="P1">[1] received: seq = 0 ack = 0 checksum = 733 aaaaaaaaaaaaaaaaaaa</text:p>
      <text:p text:style-name="P1"><text:s text:c="10"/>TOLAYER3: packet being corrupted</text:p>
      <text:p text:style-name="P1"/>
      <text:p text:style-name="P1">EVENT time: 32.840221, <text:s/>type: 2, fromlayer3 <text:s/>entity: 0</text:p>
      <text:p text:style-name="P1"><text:s text:c="10"/>TOLAYER3: packet being lost</text:p>
      <text:p text:style-name="P1"/>
      <text:p text:style-name="P1">EVENT time: 35.124840, <text:s/>type: 1, fromlayer5 <text:s/>entity: 0</text:p>
      <text:p text:style-name="P1"/>
      <text:p text:style-name="P1">EVENT time: 43.710186, <text:s/>type: 1, fromlayer5 <text:s/>entity: 0</text:p>
      <text:p text:style-name="P1"/>
      <text:p text:style-name="P1">EVENT time: 56.840221, <text:s/>type: 0, timerinterrupt <text:s text:c="2"/>entity: 0</text:p>
      <text:p text:style-name="P1">in a timer interrupt</text:p>
      <text:p text:style-name="P1"/>
      <text:p text:style-name="P1">EVENT time: 62.440018, <text:s/>type: 1, fromlayer5 <text:s/>entity: 0</text:p>
      <text:p text:style-name="P1"/>
      <text:p text:style-name="P1">EVENT time: 63.138634, <text:s/>type: 2, fromlayer3 <text:s/>entity: 1</text:p>
      <text:p text:style-name="P1">[1] received: seq = 0 ack = 0 checksum = 733 aaaaaaaaaaaaaaaaaaa</text:p>
      <text:p text:style-name="P1"><text:s text:c="10"/>TOLAYER3: packet being corrupted</text:p>
      <text:p text:style-name="P1"/>
      <text:p text:style-name="P1">EVENT time: 69.556999, <text:s/>type: 1, fromlayer5 <text:s/>entity: 0</text:p>
      <text:p text:style-name="P1"/>
      <text:p text:style-name="P1">EVENT time: 72.157295, <text:s/>type: 2, fromlayer3 <text:s/>entity: 0</text:p>
      <text:p text:style-name="P1"/>
      <text:p text:style-name="P1">EVENT time: 75.570198, <text:s/>type: 2, fromlayer3 <text:s/>entity: 1</text:p>
      <text:p text:style-name="P1">[1] received: seq = 0 ack = 0 checksum = 733 aaaaaaaaaaaaaaaaaaa</text:p>
      <text:p text:style-name="P1"><text:s text:c="10"/>TOLAYER3: packet being lost</text:p>
      <text:p text:style-name="P1"/>
      <text:p text:style-name="P1">EVENT time: 76.365005, <text:s/>type: 1, fromlayer5 <text:s/>entity: 0</text:p>
      <text:p text:style-name="P1"/>
      <text:p text:style-name="P1">EVENT time: 78.146111, <text:s/>type: 1, fromlayer5 <text:s/>entity: 0</text:p>
      <text:p text:style-name="P1"/>
      <text:p text:style-name="P1"><text:soft-page-break/>EVENT time: 96.157295, <text:s/>type: 0, timerinterrupt <text:s text:c="2"/>entity: 0</text:p>
      <text:p text:style-name="P1">in a timer interrupt</text:p>
      <text:p text:style-name="P1"/>
      <text:p text:style-name="P1">EVENT time: 97.783180, <text:s/>type: 1, fromlayer5 <text:s/>entity: 0</text:p>
      <text:p text:style-name="P1"/>
      <text:p text:style-name="P1">EVENT time: 98.851250, <text:s/>type: 1, fromlayer5 <text:s/>entity: 0</text:p>
      <text:p text:style-name="P1"/>
      <text:p text:style-name="P1">EVENT time: 100.315880, <text:s/>type: 2, fromlayer3 <text:s/>entity: 1</text:p>
      <text:p text:style-name="P1">[1] received: seq = 0 ack = 0 checksum = 733 aaaaaaaaaaaaaaaaaaa</text:p>
      <text:p text:style-name="P1"/>
      <text:p text:style-name="P1">EVENT time: 102.946533, <text:s/>type: 2, fromlayer3 <text:s/>entity: 0</text:p>
      <text:p text:style-name="P2">[0] *************Acknowledged********: seq = 0 ack = 0 checksum = fffffffb �����</text:p>
      <text:p text:style-name="P1">Number of Acknowledged packet soFar =&gt;1</text:p>
      <text:p text:style-name="P1"/>
      <text:p text:style-name="P1">EVENT time: 108.496155, <text:s/>type: 1, fromlayer5 <text:s/>entity: 0</text:p>
      <text:p text:style-name="P1"><text:s text:c="10"/>TOLAYER3: packet being lost</text:p>
      <text:p text:style-name="P1">[0] send: seq = 1 ack = 0 checksum = 7df jjjjjjjjjjjjjjjjjjj</text:p>
      <text:p text:style-name="P1"/>
      <text:p text:style-name="P1">EVENT time: 127.961151, <text:s/>type: 1, fromlayer5 <text:s/>entity: 0</text:p>
      <text:p text:style-name="P1"/>
      <text:p text:style-name="P1">EVENT time: 132.496155, <text:s/>type: 0, timerinterrupt <text:s text:c="2"/>entity: 0</text:p>
      <text:p text:style-name="P1">in a timer interrupt</text:p>
      <text:p text:style-name="P1"><text:s text:c="10"/>TOLAYER3: packet being lost</text:p>
      <text:p text:style-name="P1"/>
      <text:p text:style-name="P1">EVENT time: 147.578857, <text:s/>type: 1, fromlayer5 <text:s/>entity: 0</text:p>
      <text:p text:style-name="P1"/>
      <text:p text:style-name="P1">EVENT time: 156.496155, <text:s/>type: 0, timerinterrupt <text:s text:c="2"/>entity: 0</text:p>
      <text:p text:style-name="P1">in a timer interrupt</text:p>
      <text:p text:style-name="P1"><text:s text:c="10"/>TOLAYER3: packet being lost</text:p>
      <text:p text:style-name="P1"/>
      <text:p text:style-name="P1">EVENT time: 158.347031, <text:s/>type: 1, fromlayer5 <text:s/>entity: 0</text:p>
      <text:p text:style-name="P1"/>
      <text:p text:style-name="P1">EVENT time: 167.062302, <text:s/>type: 1, fromlayer5 <text:s/>entity: 0</text:p>
      <text:p text:style-name="P1"/>
      <text:p text:style-name="P1">EVENT time: 176.560303, <text:s/>type: 1, fromlayer5 <text:s/>entity: 0</text:p>
      <text:p text:style-name="P1"/>
      <text:p text:style-name="P1">EVENT time: 180.496155, <text:s/>type: 0, timerinterrupt <text:s text:c="2"/>entity: 0</text:p>
      <text:p text:style-name="P1">in a timer interrupt</text:p>
      <text:p text:style-name="P1"><text:s text:c="10"/>TOLAYER3: packet being lost</text:p>
      <text:p text:style-name="P1"/>
      <text:p text:style-name="P1">EVENT time: 186.735001, <text:s/>type: 1, fromlayer5 <text:s/>entity: 0</text:p>
      <text:p text:style-name="P1"/>
      <text:p text:style-name="P1">EVENT time: 190.595032, <text:s/>type: 1, fromlayer5 <text:s/>entity: 0</text:p>
      <text:p text:style-name="P1"/>
      <text:p text:style-name="P1">EVENT time: 204.496155, <text:s/>type: 0, timerinterrupt <text:s text:c="2"/>entity: 0</text:p>
      <text:p text:style-name="P1">in a timer interrupt</text:p>
      <text:p text:style-name="P1"><text:s text:c="10"/>TOLAYER3: packet being corrupted</text:p>
      <text:p text:style-name="P1"/>
      <text:p text:style-name="P1">EVENT time: 206.251831, <text:s/>type: 2, fromlayer3 <text:s/>entity: 1</text:p>
      <text:p text:style-name="P1"><text:soft-page-break/>[1] received: seq = 1 ack = 0 checksum = 7df Zjjjjjjjjjjjjjjjjjj</text:p>
      <text:p text:style-name="P1"/>
      <text:p text:style-name="P1">EVENT time: 207.886719, <text:s/>type: 1, fromlayer5 <text:s/>entity: 0</text:p>
      <text:p text:style-name="P1"/>
      <text:p text:style-name="P1">EVENT time: 209.129669, <text:s/>type: 2, fromlayer3 <text:s/>entity: 0</text:p>
      <text:p text:style-name="P1"/>
      <text:p text:style-name="P1">EVENT time: 216.248550, <text:s/>type: 2, fromlayer3 <text:s/>entity: 1</text:p>
      <text:p text:style-name="P1">[1] received: seq = 1 ack = 0 checksum = 7df jjjjjjjjjjjjjjjjjjj</text:p>
      <text:p text:style-name="P1"/>
      <text:p text:style-name="P1">EVENT time: 217.526016, <text:s/>type: 2, fromlayer3 <text:s/>entity: 0</text:p>
      <text:p text:style-name="P2">[0] *************Acknowledged********: seq = 0 ack = 1 checksum = fffffffc �����</text:p>
      <text:p text:style-name="P1">Number of Acknowledged packet soFar =&gt;2</text:p>
      <text:p text:style-name="P1"/>
      <text:p text:style-name="P1">EVENT time: 226.544678, <text:s/>type: 1, fromlayer5 <text:s/>entity: 0</text:p>
      <text:p text:style-name="P1"><text:s text:c="10"/>TOLAYER3: packet being corrupted</text:p>
      <text:p text:style-name="P1">[0] send: seq = 0 ack = 0 checksum = 889 sssssssssssssssssss</text:p>
      <text:p text:style-name="P1"/>
      <text:p text:style-name="P1">EVENT time: 228.817245, <text:s/>type: 2, fromlayer3 <text:s/>entity: 1</text:p>
      <text:p text:style-name="P1">[1] received: seq = 0 ack = 0 checksum = 889 Zssssssssssssssssss</text:p>
      <text:p text:style-name="P1"><text:s text:c="10"/>TOLAYER3: packet being corrupted</text:p>
      <text:p text:style-name="P1"/>
      <text:p text:style-name="P1">EVENT time: 231.714508, <text:s/>type: 2, fromlayer3 <text:s/>entity: 0</text:p>
      <text:p text:style-name="P1"/>
      <text:p text:style-name="P1">EVENT time: 233.827240, <text:s/>type: 2, fromlayer3 <text:s/>entity: 1</text:p>
      <text:p text:style-name="P1">[1] received: seq = 0 ack = 0 checksum = 889 sssssssssssssssssss</text:p>
      <text:p text:style-name="P1"/>
      <text:p text:style-name="P1">EVENT time: 240.518585, <text:s/>type: 2, fromlayer3 <text:s/>entity: 0</text:p>
      <text:p text:style-name="P2">[0] *************Acknowledged********: seq = 0 ack = 0 checksum = fffffffb �����</text:p>
      <text:p text:style-name="P1">Number of Acknowledged packet soFar =&gt;3</text:p>
      <text:p text:style-name="P1"/>
      <text:p text:style-name="P1">EVENT time: 245.192261, <text:s/>type: 1, fromlayer5 <text:s/>entity: 0</text:p>
      <text:p text:style-name="P1">[0] send: seq = 1 ack = 0 checksum = 89d ttttttttttttttttttt</text:p>
      <text:p text:style-name="P1"/>
      <text:p text:style-name="P1">EVENT time: 247.674637, <text:s/>type: 2, fromlayer3 <text:s/>entity: 1</text:p>
      <text:p text:style-name="P1">[1] received: seq = 1 ack = 0 checksum = 89d ttttttttttttttttttt</text:p>
      <text:p text:style-name="P1"/>
      <text:p text:style-name="P1">EVENT time: 253.061493, <text:s/>type: 2, fromlayer3 <text:s/>entity: 0</text:p>
      <text:p text:style-name="P2">[0] *************Acknowledged********: seq = 0 ack = 1 checksum = fffffffd ����</text:p>
      <text:p text:style-name="P1">Number of Acknowledged packet soFar =&gt;4</text:p>
      <text:p text:style-name="P1"/>
      <text:p text:style-name="P1">EVENT time: 253.534607, <text:s/>type: 1, fromlayer5 <text:s/>entity: 0</text:p>
      <text:p text:style-name="P1"><text:s text:c="10"/>TOLAYER3: packet being lost</text:p>
      <text:p text:style-name="P1">[0] send: seq = 0 ack = 0 checksum = 8af uuuuuuuuuuuuuuuuuuu</text:p>
      <text:p text:style-name="P1"/>
      <text:p text:style-name="P1">EVENT time: 268.783356, <text:s/>type: 1, fromlayer5 <text:s/>entity: 0</text:p>
      <text:p text:style-name="P1"/>
      <text:p text:style-name="P1">EVENT time: 277.534607, <text:s/>type: 0, timerinterrupt <text:s text:c="2"/>entity: 0</text:p>
      <text:p text:style-name="P1">in a timer interrupt</text:p>
      <text:p text:style-name="P1"><text:s text:c="10"/>TOLAYER3: packet being lost</text:p>
      <text:p text:style-name="P1"><text:soft-page-break/></text:p>
      <text:p text:style-name="P1">EVENT time: 285.950226, <text:s/>type: 1, fromlayer5 <text:s/>entity: 0</text:p>
      <text:p text:style-name="P1"/>
      <text:p text:style-name="P1">EVENT time: 301.112701, <text:s/>type: 1, fromlayer5 <text:s/>entity: 0</text:p>
      <text:p text:style-name="P1"/>
      <text:p text:style-name="P1">EVENT time: 301.534607, <text:s/>type: 0, timerinterrupt <text:s text:c="2"/>entity: 0</text:p>
      <text:p text:style-name="P1">in a timer interrupt</text:p>
      <text:p text:style-name="P1"/>
      <text:p text:style-name="P1">EVENT time: 309.635193, <text:s/>type: 2, fromlayer3 <text:s/>entity: 1</text:p>
      <text:p text:style-name="P1">[1] received: seq = 0 ack = 0 checksum = 8af uuuuuuuuuuuuuuuuuuu</text:p>
      <text:p text:style-name="P1"/>
      <text:p text:style-name="P1">EVENT time: 313.353424, <text:s/>type: 2, fromlayer3 <text:s/>entity: 0</text:p>
      <text:p text:style-name="P1"><text:span text:style-name="T2">[0] *************Acknowledged********: seq = 0 ack = 0 checksum = 0</text:span> </text:p>
      <text:p text:style-name="P1">Number of Acknowledged packet soFar =&gt;5</text:p>
      <text:p text:style-name="P1"/>
      <text:p text:style-name="P1">EVENT time: 316.574615, <text:s/>type: 1, fromlayer5 <text:s/>entity: 0</text:p>
      <text:p text:style-name="P1"><text:s text:c="10"/>TOLAYER3: packet being corrupted</text:p>
      <text:p text:style-name="P1">[0] send: seq = 1 ack = 0 checksum = 8fc yyyyyyyyyyyyyyyyyyy</text:p>
      <text:p text:style-name="P1"/>
      <text:p text:style-name="P1">EVENT time: 323.271454, <text:s/>type: 2, fromlayer3 <text:s/>entity: 1</text:p>
      <text:p text:style-name="P1">[1] received: seq = 1 ack = 0 checksum = 8fc Zyyyyyyyyyyyyyyyyyy</text:p>
      <text:p text:style-name="P1"/>
      <text:p text:style-name="P1">EVENT time: 332.759644, <text:s/>type: 2, fromlayer3 <text:s/>entity: 0</text:p>
      <text:p text:style-name="P1"><text:s text:c="10"/>TOLAYER3: packet being corrupted</text:p>
      <text:p text:style-name="P1"/>
      <text:p text:style-name="P1">EVENT time: 335.264862, <text:s/>type: 2, fromlayer3 <text:s/>entity: 1</text:p>
      <text:p text:style-name="P1">[1] received: seq = 1 ack = 999999 checksum = 8fc yyyyyyyyyyyyyyyyyyy</text:p>
      <text:p text:style-name="P1"><text:s text:c="10"/>TOLAYER3: packet being corrupted</text:p>
      <text:p text:style-name="P1"/>
      <text:p text:style-name="P1">EVENT time: 336.236786, <text:s/>type: 1, fromlayer5 <text:s/>entity: 0</text:p>
      <text:p text:style-name="P1"/>
      <text:p text:style-name="P1">EVENT time: 342.378418, <text:s/>type: 1, fromlayer5 <text:s/>entity: 0</text:p>
      <text:p text:style-name="P1"/>
      <text:p text:style-name="P1">EVENT time: 343.044495, <text:s/>type: 2, fromlayer3 <text:s/>entity: 0</text:p>
      <text:p text:style-name="P1"><text:s text:c="10"/>TOLAYER3: packet being lost</text:p>
      <text:p text:style-name="P1"/>
      <text:p text:style-name="P1">EVENT time: 353.269440, <text:s/>type: 1, fromlayer5 <text:s/>entity: 0</text:p>
      <text:p text:style-name="P1"/>
      <text:p text:style-name="P1">EVENT time: 354.659821, <text:s/>type: 1, fromlayer5 <text:s/>entity: 0</text:p>
      <text:p text:style-name="P1"/>
      <text:p text:style-name="P1">EVENT time: 367.044495, <text:s/>type: 0, timerinterrupt <text:s text:c="2"/>entity: 0</text:p>
      <text:p text:style-name="P1">in a timer interrupt</text:p>
      <text:p text:style-name="P1"/>
      <text:p text:style-name="P1">EVENT time: 367.115814, <text:s/>type: 1, fromlayer5 <text:s/>entity: 0</text:p>
      <text:p text:style-name="P1"/>
      <text:p text:style-name="P1">EVENT time: 369.193878, <text:s/>type: 2, fromlayer3 <text:s/>entity: 1</text:p>
      <text:p text:style-name="P1">[1] received: seq = 1 ack = 0 checksum = 8fc yyyyyyyyyyyyyyyyyyy</text:p>
      <text:p text:style-name="P1"><text:s text:c="10"/>TOLAYER3: packet being lost</text:p>
      <text:p text:style-name="P1"/>
      <text:p text:style-name="P1"><text:soft-page-break/>EVENT time: 379.962433, <text:s/>type: 1, fromlayer5 <text:s/>entity: 0</text:p>
      <text:p text:style-name="P1"/>
      <text:p text:style-name="P1">EVENT time: 383.359955, <text:s/>type: 1, fromlayer5 <text:s/>entity: 0</text:p>
      <text:p text:style-name="P1"/>
      <text:p text:style-name="P1">EVENT time: 383.745392, <text:s/>type: 1, fromlayer5 <text:s/>entity: 0</text:p>
      <text:p text:style-name="P1"/>
      <text:p text:style-name="P1">EVENT time: 391.044495, <text:s/>type: 0, timerinterrupt <text:s text:c="2"/>entity: 0</text:p>
      <text:p text:style-name="P1">in a timer interrupt</text:p>
      <text:p text:style-name="P1"/>
      <text:p text:style-name="P1">EVENT time: 396.882965, <text:s/>type: 2, fromlayer3 <text:s/>entity: 1</text:p>
      <text:p text:style-name="P1">[1] received: seq = 1 ack = 0 checksum = 8fc yyyyyyyyyyyyyyyyyyy</text:p>
      <text:p text:style-name="P1"><text:s text:c="10"/>TOLAYER3: packet being corrupted</text:p>
      <text:p text:style-name="P1"/>
      <text:p text:style-name="P1">EVENT time: 399.418274, <text:s/>type: 2, fromlayer3 <text:s/>entity: 0</text:p>
      <text:p text:style-name="P1"><text:s text:c="10"/>TOLAYER3: packet being corrupted</text:p>
      <text:p text:style-name="P1"/>
      <text:p text:style-name="P1">EVENT time: 400.909454, <text:s/>type: 2, fromlayer3 <text:s/>entity: 1</text:p>
      <text:p text:style-name="P1">[1] received: seq = 1 ack = 0 checksum = 8fc Zyyyyyyyyyyyyyyyyyy</text:p>
      <text:p text:style-name="P1"><text:s text:c="10"/>TOLAYER3: packet being corrupted</text:p>
      <text:p text:style-name="P1"/>
      <text:p text:style-name="P1">EVENT time: 402.433777, <text:s/>type: 1, fromlayer5 <text:s/>entity: 0</text:p>
      <text:p text:style-name="P1"/>
      <text:p text:style-name="P1">EVENT time: 402.764954, <text:s/>type: 1, fromlayer5 <text:s/>entity: 0</text:p>
      <text:p text:style-name="P1"/>
      <text:p text:style-name="P1">EVENT time: 404.278870, <text:s/>type: 2, fromlayer3 <text:s/>entity: 0</text:p>
      <text:p text:style-name="P1"/>
      <text:p text:style-name="P1">EVENT time: 406.470642, <text:s/>type: 1, fromlayer5 <text:s/>entity: 0</text:p>
      <text:p text:style-name="P1"/>
      <text:p text:style-name="P1">EVENT time: 408.191620, <text:s/>type: 2, fromlayer3 <text:s/>entity: 1</text:p>
      <text:p text:style-name="P1">[1] received: seq = 1 ack = 0 checksum = 8fc yyyyyyyyyyyyyyyyyyy</text:p>
      <text:p text:style-name="P1"/>
      <text:p text:style-name="P1">EVENT time: 412.365326, <text:s/>type: 2, fromlayer3 <text:s/>entity: 0</text:p>
      <text:p text:style-name="P2">[0] *************Acknowledged********: seq = 0 ack = 1 checksum = fffffffc �����</text:p>
      <text:p text:style-name="P1">Number of Acknowledged packet soFar =&gt;6</text:p>
      <text:p text:style-name="P1"/>
      <text:p text:style-name="P1">EVENT time: 424.521057, <text:s/>type: 1, fromlayer5 <text:s/>entity: 0</text:p>
      <text:p text:style-name="P1">[0] send: seq = 0 ack = 0 checksum = 7f1 kkkkkkkkkkkkkkkkkkk</text:p>
      <text:p text:style-name="P1"/>
      <text:p text:style-name="P1">EVENT time: 429.247864, <text:s/>type: 2, fromlayer3 <text:s/>entity: 1</text:p>
      <text:p text:style-name="P1">[1] received: seq = 0 ack = 0 checksum = 7f1 kkkkkkkkkkkkkkkkkkk</text:p>
      <text:p text:style-name="P1"/>
      <text:p text:style-name="P1">EVENT time: 434.148102, <text:s/>type: 2, fromlayer3 <text:s/>entity: 0</text:p>
      <text:p text:style-name="P2">[0] *************Acknowledged********: seq = 0 ack = 0 checksum = fffffffc ����</text:p>
      <text:p text:style-name="P1">Number of Acknowledged packet soFar =&gt;7</text:p>
      <text:p text:style-name="P1"/>
      <text:p text:style-name="P1">EVENT time: 434.938446, <text:s/>type: 1, fromlayer5 <text:s/>entity: 0</text:p>
      <text:p text:style-name="P1"><text:s text:c="10"/>TOLAYER3: packet being corrupted</text:p>
      <text:p text:style-name="P1">[0] send: seq = 1 ack = 0 checksum = 805 lllllllllllllllllll</text:p>
      <text:p text:style-name="P1"/>
      <text:p text:style-name="P1"><text:soft-page-break/>EVENT time: 439.877655, <text:s/>type: 2, fromlayer3 <text:s/>entity: 1</text:p>
      <text:p text:style-name="P1">[1] received: seq = 1 ack = 0 checksum = 805 Zllllllllllllllllll</text:p>
      <text:p text:style-name="P1"><text:s text:c="10"/>TOLAYER3: packet being corrupted</text:p>
      <text:p text:style-name="P1"/>
      <text:p text:style-name="P1">EVENT time: 442.445160, <text:s/>type: 1, fromlayer5 <text:s/>entity: 0</text:p>
      <text:p text:style-name="P1"/>
      <text:p text:style-name="P1">EVENT time: 446.646118, <text:s/>type: 2, fromlayer3 <text:s/>entity: 0</text:p>
      <text:p text:style-name="P1"/>
      <text:p text:style-name="P1">EVENT time: 455.075867, <text:s/>type: 2, fromlayer3 <text:s/>entity: 1</text:p>
      <text:p text:style-name="P1">[1] received: seq = 1 ack = 0 checksum = 805 lllllllllllllllllll</text:p>
      <text:p text:style-name="P1"/>
      <text:p text:style-name="P1">EVENT time: 455.402557, <text:s/>type: 1, fromlayer5 <text:s/>entity: 0</text:p>
      <text:p text:style-name="P1"/>
      <text:p text:style-name="P1">EVENT time: 461.761261, <text:s/>type: 2, fromlayer3 <text:s/>entity: 0</text:p>
      <text:p text:style-name="P2">[0] *************Acknowledged********: seq = 0 ack = 1 checksum = fffffffc �����</text:p>
      <text:p text:style-name="P1">Number of Acknowledged packet soFar =&gt;8</text:p>
      <text:p text:style-name="P1"/>
      <text:p text:style-name="P1">EVENT time: 467.711975, <text:s/>type: 1, fromlayer5 <text:s/>entity: 0</text:p>
      <text:p text:style-name="P1">[0] send: seq = 0 ack = 0 checksum = 83d ooooooooooooooooooo</text:p>
      <text:p text:style-name="P1"/>
      <text:p text:style-name="P1">EVENT time: 471.819733, <text:s/>type: 2, fromlayer3 <text:s/>entity: 1</text:p>
      <text:p text:style-name="P1">[1] received: seq = 0 ack = 0 checksum = 83d ooooooooooooooooooo</text:p>
      <text:p text:style-name="P1"><text:s text:c="10"/>TOLAYER3: packet being corrupted</text:p>
      <text:p text:style-name="P1"/>
      <text:p text:style-name="P1">EVENT time: 478.178802, <text:s/>type: 1, fromlayer5 <text:s/>entity: 0</text:p>
      <text:p text:style-name="P1"/>
      <text:p text:style-name="P1">EVENT time: 479.101196, <text:s/>type: 2, fromlayer3 <text:s/>entity: 0</text:p>
      <text:p text:style-name="P1"/>
      <text:p text:style-name="P1">EVENT time: 486.808716, <text:s/>type: 1, fromlayer5 <text:s/>entity: 0</text:p>
      <text:p text:style-name="P1"/>
      <text:p text:style-name="P1">EVENT time: 486.861176, <text:s/>type: 2, fromlayer3 <text:s/>entity: 1</text:p>
      <text:p text:style-name="P1">[1] received: seq = 0 ack = 0 checksum = 83d ooooooooooooooooooo</text:p>
      <text:p text:style-name="P1"><text:s text:c="10"/>TOLAYER3: packet being corrupted</text:p>
      <text:p text:style-name="P1"/>
      <text:p text:style-name="P1">EVENT time: 487.710083, <text:s/>type: 1, fromlayer5 <text:s/>entity: 0</text:p>
      <text:p text:style-name="P1"/>
      <text:p text:style-name="P1">EVENT time: 494.253540, <text:s/>type: 2, fromlayer3 <text:s/>entity: 0</text:p>
      <text:p text:style-name="P1"/>
      <text:p text:style-name="P1">EVENT time: 497.576385, <text:s/>type: 2, fromlayer3 <text:s/>entity: 1</text:p>
      <text:p text:style-name="P1">[1] received: seq = 0 ack = 0 checksum = 83d ooooooooooooooooooo</text:p>
      <text:p text:style-name="P1"><text:s text:c="10"/>TOLAYER3: packet being corrupted</text:p>
      <text:p text:style-name="P1"/>
      <text:p text:style-name="P1">EVENT time: 506.332581, <text:s/>type: 2, fromlayer3 <text:s/>entity: 0</text:p>
      <text:p text:style-name="P1"/>
      <text:p text:style-name="P1">EVENT time: 507.074829, <text:s/>type: 1, fromlayer5 <text:s/>entity: 0</text:p>
      <text:p text:style-name="P1"/>
      <text:p text:style-name="P1">EVENT time: 508.846252, <text:s/>type: 2, fromlayer3 <text:s/>entity: 1</text:p>
      <text:p text:style-name="P1">[1] received: seq = 0 ack = 0 checksum = 83d ooooooooooooooooooo</text:p>
      <text:p text:style-name="P1"><text:s text:c="10"/>TOLAYER3: packet being lost</text:p>
      <text:p text:style-name="P1"><text:soft-page-break/></text:p>
      <text:p text:style-name="P1">EVENT time: 513.455566, <text:s/>type: 1, fromlayer5 <text:s/>entity: 0</text:p>
      <text:p text:style-name="P1"/>
      <text:p text:style-name="P1">EVENT time: 524.886597, <text:s/>type: 1, fromlayer5 <text:s/>entity: 0</text:p>
      <text:p text:style-name="P1"/>
      <text:p text:style-name="P1">EVENT time: 530.332581, <text:s/>type: 0, timerinterrupt <text:s text:c="2"/>entity: 0</text:p>
      <text:p text:style-name="P1">in a timer interrupt</text:p>
      <text:p text:style-name="P1"><text:s text:c="10"/>TOLAYER3: packet being corrupted</text:p>
      <text:p text:style-name="P1"/>
      <text:p text:style-name="P1">EVENT time: 539.584290, <text:s/>type: 2, fromlayer3 <text:s/>entity: 1</text:p>
      <text:p text:style-name="P1">[1] received: seq = 0 ack = 999999 checksum = 83d ooooooooooooooooooo</text:p>
      <text:p text:style-name="P1"><text:s text:c="10"/>TOLAYER3: packet being corrupted</text:p>
      <text:p text:style-name="P1"/>
      <text:p text:style-name="P1">EVENT time: 541.734192, <text:s/>type: 1, fromlayer5 <text:s/>entity: 0</text:p>
      <text:p text:style-name="P1"/>
      <text:p text:style-name="P1">EVENT time: 543.285645, <text:s/>type: 1, fromlayer5 <text:s/>entity: 0</text:p>
      <text:p text:style-name="P1"/>
      <text:p text:style-name="P1">EVENT time: 544.777039, <text:s/>type: 2, fromlayer3 <text:s/>entity: 0</text:p>
      <text:p text:style-name="P1"><text:s text:c="10"/>TOLAYER3: packet being corrupted</text:p>
      <text:p text:style-name="P1"/>
      <text:p text:style-name="P1">EVENT time: 546.880798, <text:s/>type: 2, fromlayer3 <text:s/>entity: 1</text:p>
      <text:p text:style-name="P1">[1] received: seq = 0 ack = 0 checksum = 83d Zoooooooooooooooooo</text:p>
      <text:p text:style-name="P1"><text:s text:c="10"/>TOLAYER3: packet being corrupted</text:p>
      <text:p text:style-name="P1"/>
      <text:p text:style-name="P1">EVENT time: 555.876587, <text:s/>type: 2, fromlayer3 <text:s/>entity: 0</text:p>
      <text:p text:style-name="P1"/>
      <text:p text:style-name="P1">EVENT time: 561.449402, <text:s/>type: 1, fromlayer5 <text:s/>entity: 0</text:p>
      <text:p text:style-name="P1"/>
      <text:p text:style-name="P1">EVENT time: 561.615662, <text:s/>type: 1, fromlayer5 <text:s/>entity: 0</text:p>
      <text:p text:style-name="P1"/>
      <text:p text:style-name="P1">EVENT time: 562.896667, <text:s/>type: 2, fromlayer3 <text:s/>entity: 1</text:p>
      <text:p text:style-name="P1">[1] received: seq = 0 ack = 0 checksum = 83d ooooooooooooooooooo</text:p>
      <text:p text:style-name="P1"><text:s text:c="10"/>TOLAYER3: packet being lost</text:p>
      <text:p text:style-name="P1"/>
      <text:p text:style-name="P1">EVENT time: 579.876587, <text:s/>type: 0, timerinterrupt <text:s text:c="2"/>entity: 0</text:p>
      <text:p text:style-name="P1">in a timer interrupt</text:p>
      <text:p text:style-name="P1"><text:s text:c="10"/>TOLAYER3: packet being corrupted</text:p>
      <text:p text:style-name="P1"/>
      <text:p text:style-name="P1">EVENT time: 580.134644, <text:s/>type: 1, fromlayer5 <text:s/>entity: 0</text:p>
      <text:p text:style-name="P1"/>
      <text:p text:style-name="P1">EVENT time: 581.723755, <text:s/>type: 2, fromlayer3 <text:s/>entity: 1</text:p>
      <text:p text:style-name="P1">[1] received: seq = 0 ack = 0 checksum = 83d Zoooooooooooooooooo</text:p>
      <text:p text:style-name="P1"/>
      <text:p text:style-name="P1">EVENT time: 583.934937, <text:s/>type: 1, fromlayer5 <text:s/>entity: 0</text:p>
      <text:p text:style-name="P1"/>
      <text:p text:style-name="P1">EVENT time: 590.437256, <text:s/>type: 2, fromlayer3 <text:s/>entity: 0</text:p>
      <text:p text:style-name="P2">[0] *************Acknowledged********: seq = 0 ack = 0 checksum = fffffffb �����</text:p>
      <text:p text:style-name="P1">Number of Acknowledged packet soFar =&gt;9</text:p>
      <text:p text:style-name="P1"/>
      <text:p text:style-name="P1"><text:soft-page-break/>EVENT time: 593.745483, <text:s/>type: 1, fromlayer5 <text:s/>entity: 0</text:p>
      <text:p text:style-name="P1">[0] send: seq = 1 ack = 0 checksum = 747 bbbbbbbbbbbbbbbbbbb</text:p>
      <text:p text:style-name="P1"/>
      <text:p text:style-name="P1">EVENT time: 595.693420, <text:s/>type: 2, fromlayer3 <text:s/>entity: 1</text:p>
      <text:p text:style-name="P1">[1] received: seq = 1 ack = 0 checksum = 747 bbbbbbbbbbbbbbbbbbb</text:p>
      <text:p text:style-name="P1"/>
      <text:p text:style-name="P1">EVENT time: 596.251465, <text:s/>type: 1, fromlayer5 <text:s/>entity: 0</text:p>
      <text:p text:style-name="P1"/>
      <text:p text:style-name="P1">EVENT time: 598.057983, <text:s/>type: 2, fromlayer3 <text:s/>entity: 0</text:p>
      <text:p text:style-name="P2">[0] *************Acknowledged********: seq = 0 ack = 1 checksum = fffffffd ����</text:p>
      <text:p text:style-name="P1">Number of Acknowledged packet soFar =&gt;10</text:p>
      <text:p text:style-name="P1"><text:s/>Simulator terminated at time 598.057983</text:p>
      <text:p text:style-name="P1"><text:s/>after sending 55 msgs from layer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28:31.150321278</meta:creation-date>
    <dc:date>2019-01-25T14:37:34.256215998</dc:date>
    <meta:editing-duration>PT9M4S</meta:editing-duration>
    <meta:editing-cycles>1</meta:editing-cycles>
    <meta:document-statistic meta:table-count="0" meta:image-count="0" meta:object-count="0" meta:page-count="8" meta:paragraph-count="234" meta:word-count="1857" meta:character-count="12327" meta:non-whitespace-character-count="10104"/>
    <meta:generator>LibreOffice/5.1.6.2$Linux_X86_64 LibreOffice_project/10m0$Build-2</meta:generator>
  </office:meta>
</office:document-meta>
</file>